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gr1" style:family="graphic">
      <style:graphic-properties fo:border="solid #c0c0c0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>
              <name>Lars Oppermann</name>
              <number>100</number>
            </instanceData>
          </xforms:instance>
          <xforms:bind id="Binding 1" nodeset="number" required="true()" constraint="number(.)&gt;=1 and number(.)&lt;=100" type="xsd:decimal"/>
          <xforms:bind id="Binding 2" nodeset="name" required="true()" type="NameString"/>
          <xsd:schema>
            <xsd:simpleType name="NameString">
              <xsd:restriction base="xsd:string">
                <xsd:pattern value="[A-z-]+( [A-z-]+)+"/>
                <xsd:whiteSpace value="collapse"/>
              </xsd:restriction>
            </xsd:simpleType>
          </xsd:schema>
        </xforms:model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convert-empty-to-null="true" xforms:bind="Binding 1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2" form:convert-empty-to-null="true" xforms:bind="Binding 2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ter your name:<text:tab/><text:tab/><draw:control text:anchor-type="as-char" draw:z-index="1" draw:style-name="gr1" draw:text-style-name="P2" svg:width="2.1657in" svg:height="0.1969in" draw:control="control2"/></text:p>
      <text:p text:style-name="Standard"/>
      <text:p text:style-name="Standard">Enter a number (1-100)<text:tab/><draw:control text:anchor-type="as-char" draw:z-index="0" draw:style-name="gr1" draw:text-style-name="P2" svg:width="0.9831in" svg:height="0.1976in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05$Build-8915
  </meta:generator>
    <meta:initial-creator>Lars Oppermann</meta:initial-creator>
    <meta:creation-date>2005-05-22T21:15:41</meta:creation-date>
    <dc:creator>Lars Oppermann</dc:creator>
    <dc:date>2005-05-22T22:23:42</dc:date>
    <dc:language>en-US</dc:language>
    <meta:editing-cycles>3</meta:editing-cycles>
    <meta:editing-duration>PT1H8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8" meta:character-count="43"/>
  </office:meta>
</office:document-meta>
</file>